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5cm" svg:height="1.3cm" svg:x="1.8cm" svg:y="11.5cm">
          <text:p text:style-name="P1"><text:span text:style-name="T1">Impr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cm" svg:x="6.2cm" svg:y="9cm">
          <text:p text:style-name="P1"><text:span text:style-name="T1">N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cm" svg:x="9.5cm" svg:y="6.8cm">
          <text:p text:style-name="P1"><text:span text:style-name="T1">Elet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cm" svg:x="9.6cm" svg:y="11.1cm">
          <text:p text:style-name="P1"><text:span text:style-name="T1">Eletr.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cm" svg:x="9.5cm" svg:y="15cm">
          <text:p text:style-name="P1"><text:span text:style-name="T1">Cump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cm" svg:x="9.7cm" svg:y="18.6cm">
          <text:p text:style-name="P1"><text:span text:style-name="T1">DA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ouza</meta:initial-creator>
    <meta:creation-date>2014-06-13T08:39:42.88</meta:creation-date>
    <dc:date>2014-06-13T08:42:41.93</dc:date>
    <dc:creator>daniel souza</dc:creator>
    <meta:editing-duration>PT2M59S</meta:editing-duration>
    <meta:editing-cycles>1</meta:editing-cycles>
    <meta:document-statistic meta:object-count="6"/>
    <meta:generator>OpenOffice/4.1.0$Win32 OpenOffice.org_project/410m18$Build-9764</meta:generator>
  </office:meta>
</office:document-meta>
</file>